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6">f</text:span><text:span text:style-name="T17">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6">f</text:span><text:span text:style-name="T17">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6">f</text:span><text:span text:style-name="T17">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6">f</text:span><text:span text:style-name="T17">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9-07-27T10:37:25</meta:creation-date>
    <dc:date>2012-02-15T15:28:08</dc:date>
    <dc:language>fr-FR</dc:language>
    <meta:editing-cycles>71</meta:editing-cycles>
    <meta:editing-duration>P1DT9H31M28S</meta:editing-duration>
    <dc:creator>sde </dc:creator>
    <meta:document-statistic meta:table-count="0" meta:image-count="0" meta:object-count="0" meta:page-count="2" meta:paragraph-count="35" meta:word-count="509" meta:character-count="3474" meta:non-whitespace-character-count="3002"/>
    <meta:user-defined meta:name="Info 1"/>
    <meta:user-defined meta:name="Info 2"/>
    <meta:user-defined meta:name="Info 3"/>
    <meta:user-defined meta:name="Info 4"/>
  </office:meta>
</office:document-meta>
</file>